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f213" officeooo:paragraph-rsid="000cf2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V training institu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2:55:32.894000000</dc:date>
    <meta:editing-duration>PT58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7.1.7.2$Windows_X86_64 LibreOffice_project/c6a4e3954236145e2acb0b65f68614365aeee33f</meta:generator>
  </office:meta>
</office:document-meta>
</file>